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58cm" fo:min-width="1.97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766cm" fo:min-width="2.682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75cm" fo:min-width="3.5cm"/>
    </style:style>
    <style:style style:name="gr7" style:family="graphic" style:parent-style-name="standard">
      <style:graphic-properties draw:textarea-horizontal-align="justify" draw:textarea-vertical-align="middle" draw:auto-grow-height="false" fo:min-height="2.75cm" fo:min-width="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dash" draw:stroke-dash="Long_20_Dot" draw:textarea-horizontal-align="justify" draw:textarea-vertical-align="middle" draw:auto-grow-height="false" fo:min-height="4.75cm" fo:min-width="11.5cm"/>
    </style:style>
    <style:style style:name="gr12" style:family="graphic" style:parent-style-name="standard">
      <style:graphic-properties draw:textarea-horizontal-align="justify" draw:textarea-vertical-align="middle" draw:auto-grow-height="false" fo:min-height="1.872cm" fo:min-width="5.86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cm"/>
      <style:paragraph-properties style:writing-mode="lr-tb"/>
    </style:style>
    <style:style style:name="pr7" style:family="presentation" style:parent-style-name="Impress1-outline1">
      <style:graphic-properties fo:min-height="9.501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028cm" style:use-optimal-column-width="false"/>
    </style:style>
    <style:style style:name="co2" style:family="table-column">
      <style:table-column-properties style:column-width="2.482cm" style:use-optimal-column-width="false"/>
    </style:style>
    <style:style style:name="co3" style:family="table-column">
      <style:table-column-properties style:column-width="3.209cm" style:use-optimal-column-width="false"/>
    </style:style>
    <style:style style:name="co4" style:family="table-column">
      <style:table-column-properties style:column-width="2.919cm" style:use-optimal-column-width="false"/>
    </style:style>
    <style:style style:name="co5" style:family="table-column">
      <style:table-column-properties style:column-width="3.777cm" style:use-optimal-column-width="false"/>
    </style:style>
    <style:style style:name="co6" style:family="table-column">
      <style:table-column-properties style:column-width="2.686cm" style:use-optimal-column-width="false"/>
    </style:style>
    <style:style style:name="co7" style:family="table-column">
      <style:table-column-properties style:column-width="3.065cm" style:use-optimal-column-width="false"/>
    </style:style>
    <style:style style:name="co8" style:family="table-column">
      <style:table-column-properties style:column-width="1.921cm" style:use-optimal-column-width="false"/>
    </style:style>
    <style:style style:name="co9" style:family="table-column">
      <style:table-column-properties style:column-width="2.627cm" style:use-optimal-column-width="false"/>
    </style:style>
    <style:style style:name="co10" style:family="table-column">
      <style:table-column-properties style:column-width="3.503cm" style:use-optimal-column-width="false"/>
    </style:style>
    <style:style style:name="co11" style:family="table-column">
      <style:table-column-properties style:column-width="3.036cm" style:use-optimal-column-width="false"/>
    </style:style>
    <style:style style:name="co12" style:family="table-column">
      <style:table-column-properties style:column-width="2.54cm" style:use-optimal-column-width="false"/>
    </style:style>
    <style:style style:name="co13" style:family="table-column">
      <style:table-column-properties style:column-width="3.616cm" style:use-optimal-column-width="false"/>
    </style:style>
    <style:style style:name="ro1" style:family="table-row">
      <style:table-row-properties style:row-height="1.456cm" style:use-optimal-row-height="false"/>
    </style:style>
    <style:style style:name="ro2" style:family="table-row">
      <style:table-row-properties style:row-height="1.05cm" style:use-optimal-row-height="false"/>
    </style:style>
    <style:style style:name="ro3" style:family="table-row">
      <style:table-row-properties style:row-height="0.961cm" style:use-optimal-row-height="false"/>
    </style:style>
    <style:style style:name="ro4" style:family="table-row">
      <style:table-row-properties style:row-height="1.126cm" style:use-optimal-row-height="false"/>
    </style:style>
    <style:style style:name="ro5" style:family="table-row">
      <style:table-row-properties style:row-height="1.58cm" style:use-optimal-row-height="false"/>
    </style:style>
    <style:style style:name="ro6" style:family="table-row">
      <style:table-row-properties style:row-height="0.962cm" style:use-optimal-row-height="false"/>
    </style:style>
    <style:style style:name="ro7" style:family="table-row">
      <style:table-row-properties style:row-height="1.465cm" style:use-optimal-row-height="false"/>
    </style:style>
    <style:style style:name="ro8" style:family="table-row">
      <style:table-row-properties style:row-height="0.91cm" style:use-optimal-row-height="false"/>
    </style:style>
    <style:style style:name="ro9" style:family="table-row">
      <style:table-row-properties style:row-height="0.843cm" style:use-optimal-row-height="false"/>
    </style:style>
    <style:style style:name="ro10" style:family="table-row">
      <style:table-row-properties style:row-height="1.197cm" style:use-optimal-row-height="false"/>
    </style:style>
    <style:style style:name="ro11" style:family="table-row">
      <style:table-row-properties style:row-height="0.972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font-size="13pt" style:font-size-asian="13pt" style:font-size-complex="13pt"/>
    </style:style>
    <style:style style:name="ce3" style:family="table-cell">
      <style:text-properties fo:font-size="18pt" fo:font-weight="bold" style:font-size-asian="18pt" style:font-weight-asian="bold" style:font-size-complex="18pt" style:font-weight-complex="bold"/>
    </style:style>
    <style:style style:name="ce4" style:family="table-cell">
      <style:text-properties fo:font-size="14pt" style:font-size-asian="14pt" style:font-size-complex="14pt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13pt" style:font-size-asian="13pt" style:font-size-complex="13pt"/>
    </style:style>
    <style:style style:name="P7" style:family="paragraph"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333333" loext:opacity="100%" style:text-outline="false" style:text-line-through-style="none" style:text-line-through-type="none" style:font-name="Noto Sans Regular4" fo:font-style="normal" fo:text-shadow="none" style:text-underline-style="none" style:letter-kerning="true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font-name="Noto Sans Regular4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5pt" fo:font-style="italic" style:font-size-asian="15pt" style:font-style-asian="italic" style:font-size-complex="15pt" style:font-style-complex="italic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>
          <draw:text-box>
            <text:p text:style-name="P1">Data Scheme</text:p>
          </draw:text-box>
        </draw:frame>
        <draw:frame presentation:style-name="pr2" draw:text-style-name="P3" draw:layer="layout" svg:width="24cm" svg:height="2cm" svg:x="2cm" svg:y="12cm" presentation:class="subtitle">
          <draw:text-box>
            <text:p text:style-name="P2">Technical Test for Marco Faggi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96cm" svg:x="2cm" svg:y="0.143cm" presentation:class="title" presentation:user-transformed="true">
          <draw:text-box>
            <text:p text:style-name="P1"><text:span text:style-name="T1">Combining Datasets</text:span><text:span text:style-name="T1"><text:line-break/></text:span><text:span text:style-name="T2">Two datasets can be comined if they have at least a variable (column) in common. </text:span><text:span text:style-name="T2"><text:line-break/></text:span><text:span text:style-name="T2">This variable can be matched in order to make a connection (join operation) </text:span><text:span text:style-name="T3">between the information in the first dataset’s rows and those in the second dataset.</text:span></text:p>
          </draw:text-box>
        </draw:frame>
        <draw:frame draw:style-name="standard" draw:layer="layout" svg:width="10.637cm" svg:height="3.466cm" svg:x="2.06cm" svg:y="5.31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<text:span text:style-name="T4">Name</text:span></text:p>
              </table:table-cell>
              <table:table-cell>
                <text:p text:style-name="P5"><text:span text:style-name="T4">Surname</text:span></text:p>
              </table:table-cell>
              <table:table-cell>
                <text:p text:style-name="P5"><text:span text:style-name="T4">Date of birth</text:span></text:p>
              </table:table-cell>
              <table:table-cell>
                <text:p text:style-name="P5"><text:span text:style-name="T5">Commune</text:span></text:p>
              </table:table-cell>
            </table:table-row>
            <table:table-row table:style-name="ro2" table:default-cell-style-name="ce2">
              <table:table-cell>
                <text:p text:style-name="P6">Marco </text:p>
              </table:table-cell>
              <table:table-cell>
                <text:p text:style-name="P6">Dupont</text:p>
              </table:table-cell>
              <table:table-cell>
                <text:p text:style-name="P6">18/11/1996</text:p>
              </table:table-cell>
              <table:table-cell>
                <text:p text:style-name="P6">Paris</text:p>
              </table:table-cell>
            </table:table-row>
            <table:table-row table:style-name="ro3" table:default-cell-style-name="ce2">
              <table:table-cell>
                <text:p text:style-name="P6">Jean</text:p>
              </table:table-cell>
              <table:table-cell>
                <text:p text:style-name="P6">Delacroix</text:p>
              </table:table-cell>
              <table:table-cell>
                <text:p text:style-name="P6">02/02/1944</text:p>
              </table:table-cell>
              <table:table-cell>
                <text:p text:style-name="P6">Cae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527cm" svg:height="5.132cm" svg:x="15.548cm" svg:y="4.09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7">Commune</text:p>
              </table:table-cell>
              <table:table-cell>
                <text:p text:style-name="P7">Depart.</text:p>
              </table:table-cell>
              <table:table-cell>
                <text:p text:style-name="P7">Region</text:p>
              </table:table-cell>
            </table:table-row>
            <table:table-row table:style-name="ro5" table:default-cell-style-name="ce4">
              <table:table-cell>
                <text:p text:style-name="P8">Toulouse</text:p>
              </table:table-cell>
              <table:table-cell>
                <text:p text:style-name="P8">Haute-Garonne</text:p>
              </table:table-cell>
              <table:table-cell>
                <text:p text:style-name="P8">Occitanie</text:p>
              </table:table-cell>
            </table:table-row>
            <table:table-row table:style-name="ro6" table:default-cell-style-name="ce2">
              <table:table-cell>
                <text:p text:style-name="P6">Caen</text:p>
              </table:table-cell>
              <table:table-cell>
                <text:p text:style-name="P6">Calvados</text:p>
              </table:table-cell>
              <table:table-cell>
                <text:p text:style-name="P6">Normandie</text:p>
              </table:table-cell>
            </table:table-row>
            <table:table-row table:style-name="ro7" table:default-cell-style-name="ce4">
              <table:table-cell>
                <text:p text:style-name="P8">Paris</text:p>
              </table:table-cell>
              <table:table-cell>
                <text:p text:style-name="P8">Paris</text:p>
              </table:table-cell>
              <table:table-cell>
                <text:p text:style-name="P8">Ile de France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9" draw:layer="layout" svg:width="3.5cm" svg:height="4cm" svg:x="9.5cm" svg:y="5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4.5cm" svg:height="5.678cm" svg:x="15cm" svg:y="3.822cm">
          <text:p text:style-name="P9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0" draw:layer="layout" svg:x1="12cm" svg:y1="8.785cm" svg:x2="14.5cm" svg:y2="11cm">
          <text:p/>
        </draw:line>
        <draw:line draw:style-name="gr4" draw:text-style-name="P10" draw:layer="layout" svg:x1="16.5cm" svg:y1="9.5cm" svg:x2="15cm" svg:y2="11cm">
          <text:p/>
        </draw:line>
        <draw:frame draw:style-name="standard" draw:layer="layout" svg:width="17.242cm" svg:height="3.011cm" svg:x="5.757cm" svg:y="11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8" table:default-cell-style-name="ce1">
              <table:table-cell>
                <text:p text:style-name="P5"><text:span text:style-name="T4">Name</text:span></text:p>
              </table:table-cell>
              <table:table-cell>
                <text:p text:style-name="P5"><text:span text:style-name="T4">Surname</text:span></text:p>
              </table:table-cell>
              <table:table-cell>
                <text:p text:style-name="P5"><text:span text:style-name="T4">Date of birth</text:span></text:p>
              </table:table-cell>
              <table:table-cell>
                <text:p text:style-name="P5"><text:span text:style-name="T5">Commune</text:span></text:p>
              </table:table-cell>
              <table:table-cell>
                <text:p text:style-name="P5"><text:span text:style-name="T6">Depart.</text:span></text:p>
              </table:table-cell>
              <table:table-cell>
                <text:p text:style-name="P5">Region</text:p>
              </table:table-cell>
            </table:table-row>
            <table:table-row table:style-name="ro9" table:default-cell-style-name="ce2">
              <table:table-cell>
                <text:p text:style-name="P6">Marco </text:p>
              </table:table-cell>
              <table:table-cell>
                <text:p text:style-name="P6">Dupont</text:p>
              </table:table-cell>
              <table:table-cell>
                <text:p text:style-name="P6">18/11/1996</text:p>
              </table:table-cell>
              <table:table-cell>
                <text:p text:style-name="P6">Paris</text:p>
              </table:table-cell>
              <table:table-cell table:style-name="ce4">
                <text:p text:style-name="P8">Paris</text:p>
              </table:table-cell>
              <table:table-cell table:style-name="ce4">
                <text:p text:style-name="P8">Ile de France</text:p>
              </table:table-cell>
            </table:table-row>
            <table:table-row table:style-name="ro10" table:default-cell-style-name="ce2">
              <table:table-cell>
                <text:p text:style-name="P6">Jean</text:p>
              </table:table-cell>
              <table:table-cell>
                <text:p text:style-name="P6">Delacroix</text:p>
              </table:table-cell>
              <table:table-cell>
                <text:p text:style-name="P6">02/02/1944</text:p>
              </table:table-cell>
              <table:table-cell>
                <text:p text:style-name="P6">Caen</text:p>
              </table:table-cell>
              <table:table-cell>
                <text:p text:style-name="P6">Calvados</text:p>
              </table:table-cell>
              <table:table-cell>
                <text:p text:style-name="P6">Normandi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11" draw:layer="layout" svg:width="5.5cm" svg:height="0.802cm" svg:x="21.5cm" svg:y="14.5cm">
          <draw:text-box>
            <text:p><text:span text:style-name="T5">Marco Faggian</text:span></text:p>
          </draw:text-box>
        </draw:frame>
        <draw:frame draw:style-name="gr5" draw:text-style-name="P11" draw:layer="layout" svg:width="2cm" svg:height="0.962cm" svg:x="14cm" svg:y="9.538cm">
          <draw:text-box>
            <text:p>Joi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.177cm" svg:x="2cm" svg:y="0.411cm" presentation:class="title" presentation:user-transformed="true">
          <draw:text-box>
            <text:p text:style-name="P12"><text:span text:style-name="T1">The Saint-Denis problem: </text:span><text:span text:style-name="T1"><text:line-break/></text:span><text:span text:style-name="T1">Duplicates in lieux.csv</text:span></text:p>
          </draw:text-box>
        </draw:frame>
        <draw:frame presentation:style-name="pr7" draw:layer="layout" svg:width="25cm" svg:height="9.5cm" svg:x="1cm" svg:y="4cm" presentation:class="outline" presentation:user-transformed="true">
          <draw:text-box>
            <text:list text:style-name="L4">
              <text:list-header>
                <text:p><text:span text:style-name="T6">The Places file ‘Lieux.csv’ contains a duplicate row in the column « Commune », corresponding to the entry ‘</text:span><text:span text:style-name="T7">Saint-Denis</text:span><text:span text:style-name="T6">’, which corresponds both to the place in</text:span><text:span text:style-name="T7"> La Reunion</text:span><text:span text:style-name="T6"> region and the one in the </text:span><text:span text:style-name="T7">Ile de France</text:span><text:span text:style-name="T6"> region.</text:span></text:p>
                <text:p><text:span text:style-name="T6">Due to a lack of provided data, we cannot distinguish the people coming from Saint-Denis in La Reunion from those of Saint-Denis in Ile de France. </text:span></text:p>
                <text:p><text:span text:style-name="T6">For this reason, I decided to create a new row that includes all the people living in the two regions. This row has ‘Seine Saint-Denis/La Reunion’ as department and ‘Ile de France/La Reunion’ as region.</text:span></text:p>
                <text:p><text:span text:style-name="T8">Removing the Saint-Denis rows would not be a wise choice, as their department and region might be determined in a second time thanks to the use of another new dataset. </text:span></text:p>
                <text:p><text:span text:style-name="T5"/></text:p>
                <text:p><text:span text:style-name="T5"/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.608cm" svg:x="2cm" svg:y="0.196cm" presentation:class="title" presentation:user-transformed="true">
          <draw:text-box>
            <text:p text:style-name="P12"><text:span text:style-name="T1">The Algorithm</text:span><text:span text:style-name="T1"><text:line-break/></text:span><text:span text:style-name="T2">The algorithm proposed in the Git repository updates a database (initialised to empty) by adding the information about the people crossed via a join operation with the information about the places. </text:span><text:span text:style-name="T2"><text:line-break/></text:span><text:span text:style-name="T2"/></text:p>
          </draw:text-box>
        </draw:frame>
        <draw:custom-shape draw:style-name="gr6" draw:text-style-name="P9" draw:layer="layout" svg:width="4cm" svg:height="3cm" svg:x="15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5cm" svg:height="3cm" svg:x="20.5cm" svg:y="5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1.5cm" svg:height="1.275cm" svg:x="19cm" svg:y="6.225cm">
          <draw:text-box>
            <text:p><text:span text:style-name="T4">Join</text:span></text:p>
            <text:p><text:span text:style-name="T4"><text:s text:c="2"/></text:span><text:span text:style-name="T4">+</text:span></text:p>
          </draw:text-box>
        </draw:frame>
        <draw:line draw:style-name="gr9" draw:text-style-name="P10" draw:layer="layout" svg:x1="13.5cm" svg:y1="6.5cm" svg:x2="9cm" svg:y2="9cm">
          <text:p/>
        </draw:line>
        <draw:frame draw:style-name="gr10" draw:text-style-name="P11" draw:layer="layout" svg:width="4cm" svg:height="1.673cm" svg:x="15cm" svg:y="6cm">
          <draw:text-box>
            <text:p>People.csv</text:p>
          </draw:text-box>
        </draw:frame>
        <draw:frame draw:style-name="gr10" draw:text-style-name="P11" draw:layer="layout" svg:width="3.5cm" svg:height="1.673cm" svg:x="21cm" svg:y="6cm">
          <draw:text-box>
            <text:p>Lieux.cvs</text:p>
          </draw:text-box>
        </draw:frame>
        <draw:frame draw:style-name="gr10" draw:text-style-name="P11" draw:layer="layout" svg:width="3.5cm" svg:height="1.673cm" svg:x="4cm" svg:y="8.5cm">
          <draw:text-box>
            <text:p>Database</text:p>
          </draw:text-box>
        </draw:frame>
        <draw:frame draw:style-name="gr5" draw:text-style-name="P11" draw:layer="layout" svg:width="3cm" svg:height="0.962cm" svg:x="10.5cm" svg:y="6.5cm">
          <draw:text-box>
            <text:p>Add </text:p>
          </draw:text-box>
        </draw:frame>
        <draw:custom-shape draw:style-name="gr11" draw:text-style-name="P9" draw:layer="layout" svg:width="12cm" svg:height="5cm" svg:x="14cm" svg:y="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7.242cm" svg:height="1.814cm" svg:x="0.589cm" svg:y="9.652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11" table:default-cell-style-name="ce1">
              <table:table-cell>
                <text:p text:style-name="P5"><text:span text:style-name="T4">Name</text:span></text:p>
              </table:table-cell>
              <table:table-cell>
                <text:p text:style-name="P5"><text:span text:style-name="T4">Surname</text:span></text:p>
              </table:table-cell>
              <table:table-cell>
                <text:p text:style-name="P5"><text:span text:style-name="T4">Date of birth</text:span></text:p>
              </table:table-cell>
              <table:table-cell>
                <text:p text:style-name="P5"><text:span text:style-name="T5">Commune</text:span></text:p>
              </table:table-cell>
              <table:table-cell>
                <text:p text:style-name="P5"><text:span text:style-name="T5">Depart.</text:span></text:p>
              </table:table-cell>
              <table:table-cell>
                <text:p text:style-name="P5"><text:span text:style-name="T6">Region</text:span></text:p>
              </table:table-cell>
            </table:table-row>
            <table:table-row table:style-name="ro9" table:default-cell-style-name="ce2">
              <table:table-cell>
                <text:p text:style-name="P6"><text:s/>……</text:p>
              </table:table-cell>
              <table:table-cell>
                <text:p text:style-name="P14"><text:span text:style-name="T9"><text:s/>……</text:span><text:span text:style-name="T9">..</text:span></text:p>
              </table:table-cell>
              <table:table-cell>
                <text:p><text:span text:style-name="T4"><text:s/>………</text:span><text:span text:style-name="T4">..</text:span></text:p>
              </table:table-cell>
              <table:table-cell>
                <text:p><text:span text:style-name="T4"><text:s/>……</text:span></text:p>
              </table:table-cell>
              <table:table-cell table:style-name="ce4">
                <text:p><text:span text:style-name="T4"><text:s/>……</text:span></text:p>
              </table:table-cell>
              <table:table-cell table:style-name="ce4">
                <text:p><text:span text:style-name="T4"><text:s/>………</text:span><text:span text:style-name="T4">.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9" draw:text-style-name="P10" draw:layer="layout" svg:x1="8cm" svg:y1="12cm" svg:x2="11.5cm" svg:y2="13.5cm">
          <text:p/>
        </draw:line>
        <draw:custom-shape draw:style-name="gr12" draw:text-style-name="P9" draw:layer="layout" svg:width="9cm" svg:height="3cm" svg:x="13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draw:layer="layout" svg:width="7cm" svg:height="3.806cm" svg:x="14.5cm" svg:y="12.194cm">
          <draw:text-box>
            <text:p>Writer : counting people per department/region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none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 draw:line-distance="0.4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4-22T19:35:00.601851104</meta:creation-date>
    <meta:editing-duration>PT36M15S</meta:editing-duration>
    <meta:editing-cycles>18</meta:editing-cycles>
    <meta:generator>LibreOffice/7.0.3.1$MacOSX_X86_64 LibreOffice_project/d7547858d014d4cf69878db179d326fc3483e082</meta:generator>
    <dc:title>Impress</dc:title>
    <dc:date>2022-04-22T20:22:25.102536316</dc:date>
    <meta:document-statistic meta:object-count="70"/>
  </office:meta>
</office:document-meta>
</file>